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5pt"/>
    </style:style>
    <style:style style:name="co2" style:family="table-column">
      <style:table-column-properties fo:break-before="auto" style:column-width="48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 calcext:value-type="string">
            <text:p># スタートアップトレース</text:p>
          </table:table-cell>
          <table:table-cell office:value-type="string" calcext:value-type="string">
            <text:p>chrome.lnk --trace-startup --trace-startup-file=c:\Users\bjdTfeRf\Desktop\aaa.json -trace-startup-duration=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コンポジットレイヤボーダーの表示</text:p>
          </table:table-cell>
          <table:table-cell office:value-type="string" calcext:value-type="string">
            <text:p>chrome.lnk --force-compositing-mode --show-composited-layer-borders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リペイントレクトの表示</text:p>
          </table:table-cell>
          <table:table-cell office:value-type="string" calcext:value-type="string">
            <text:p>chrome.lnk --force-compositing-mode --show-paint-r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プロパティの変化を表示</text:p>
          </table:table-cell>
          <table:table-cell office:value-type="string" calcext:value-type="string">
            <text:p>chrome.lnk --force-compositing-mode --show-property-changed-r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ロードするGL</text:p>
          </table:table-cell>
          <table:table-cell office:value-type="string" calcext:value-type="string">
            <text:p>--use-gl</text:p>
          </table:table-cell>
          <table:table-cell office:value-type="string" calcext:value-type="string">
            <text:p>disabled</text:p>
          </table:table-cell>
          <table:table-cell table:style-name="ce6" office:value-type="string" calcext:value-type="string">
            <text:p>swiftshader-webgl</text:p>
          </table:table-cell>
        </table:table-row>
        <table:table-row table:style-name="ro1">
          <table:table-cell office:value-type="string" calcext:value-type="string">
            <text:p>Disables use of ES3 backend (use ES2 backend instead).</text:p>
          </table:table-cell>
          <table:table-cell office:value-type="string" calcext:value-type="string">
            <text:p>--disable-es3-gl-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L bindings</text:p>
          </table:table-cell>
          <table:table-cell office:value-type="string" calcext:value-type="string">
            <text:p>--use-cmd-decoder</text:p>
          </table:table-cell>
          <table:table-cell table:style-name="ce5" office:value-type="string" calcext:value-type="string">
            <text:p>passthrough</text:p>
          </table:table-cell>
          <table:table-cell table:style-name="ce5" office:value-type="string" calcext:value-type="string">
            <text:p>validating</text:p>
          </table:table-cell>
        </table:table-row>
        <table:table-row table:style-name="ro1">
          <table:table-cell office:value-type="string" calcext:value-type="string">
            <text:p>Forces the use of software GL instead of hardware gpu.</text:p>
          </table:table-cell>
          <table:table-cell office:value-type="string" calcext:value-type="string">
            <text:p>override-use-software-gl-for-test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// Select which ANGLE backend to use. Options are:</text:p>
            <text:p>//  default: Attempts several ANGLE renderers until one successfully</text:p>
            <text:p>//           initializes, varying ES support by platform.</text:p>
            <text:p>//  d3d9: Legacy D3D9 renderer, ES2 only.</text:p>
            <text:p>//  d3d11: D3D11 renderer, ES2 and ES3.</text:p>
            <text:p>//  warp: D3D11 renderer using software rasterization, ES2 and ES3.</text:p>
            <text:p>//  gl: Desktop GL renderer, ES2 and ES3.</text:p>
            <text:p>//  gles: GLES renderer, ES2 and ES3.</text:p>
          </table:table-cell>
          <table:table-cell table:style-name="ce4" office:value-type="string" calcext:value-type="string">
            <text:p>use-angl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sables use of D3D11. </text:p>
          </table:table-cell>
          <table:table-cell table:style-name="ce2" office:value-type="string" calcext:value-type="string">
            <text:p>disable-d3d11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// ANGLE features are defined per-backend in third_party/angle/include/platform</text:p>
            <text:p>// Enables specified comma separated ANGLE features if found.</text:p>
          </table:table-cell>
          <table:table-cell table:style-name="ce2" office:value-type="string" calcext:value-type="string">
            <text:p>enable-angle-featur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bles specified comma separated ANGLE features if found.</text:p>
          </table:table-cell>
          <table:table-cell table:style-name="ce2" office:value-type="string" calcext:value-type="string">
            <text:p>disable-angle-features </text:p>
          </table:table-cell>
          <table:table-cell table:number-columns-repeated="2"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09:52:50.6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3:59:43.709000000</meta:creation-date>
    <dc:date>2019-12-20T13:26:11.805000000</dc:date>
    <meta:editing-duration>PT11H25M35S</meta:editing-duration>
    <meta:editing-cycles>3</meta:editing-cycles>
    <meta:generator>LibreOffice/6.3.3.2$Windows_x86 LibreOffice_project/a64200df03143b798afd1ec74a12ab50359878ed</meta:generator>
    <meta:document-statistic meta:table-count="1" meta:cell-count="29" meta:object-count="0"/>
  </office:meta>
</office:document-meta>
</file>